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CE58C6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Bitstream Vera Sans" fo:font-size="22pt" style:font-size-asian="22pt" style:font-size-complex="22pt"/>
    </style:style>
    <style:style style:name="P4" style:family="paragraph" style:parent-style-name="CodeBlock" style:list-style-name="L1"/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Heading_20_2">
      <style:paragraph-properties fo:break-before="pag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8161in" svg:y="9.8957in" svg:width="0.8827in" svg:height="0.311in" draw:z-index="0">
        <draw:image xlink:href="Pictures/10000201000000580000001FCE58C672.png" xlink:type="simple" xlink:show="embed" xlink:actuate="onLoad"/>
      </draw:fram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arning to Program with Haiku</text:p>
      <text:p text:style-name="P2"/>
      <text:p text:style-name="P2">Unit 3 Review</text:p>
      <text:p text:style-name="P2"/>
      <text:p text:style-name="P2">Written by DarkWyr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l material © 2010 DarkWyrm</text:p>
      <text:h text:style-name="P9" text:outline-level="2">Lesson 10</text:h>
      <text:list xml:id="list1532728071" text:style-name="L1">
        <text:list-item>
          <text:p text:style-name="P5">What do default values for function parameters enable you to do?</text:p>
        </text:list-item>
        <text:list-item>
          <text:p text:style-name="P5">What advantages do references have over pointers?</text:p>
        </text:list-item>
        <text:list-item>
          <text:p text:style-name="P5">How is a reference declared?</text:p>
        </text:list-item>
        <text:list-item>
          <text:p text:style-name="P5">What is the difference between passing a parameter by value and passing one by reference?</text:p>
        </text:list-item>
        <text:list-item>
          <text:p text:style-name="P5">Which of these declares a function pointer:</text:p>
          <text:list>
            <text:list-item>
              <text:p text:style-name="P4"><text:span text:style-name="keyword3_5f_cpp">void</text:span> <text:span text:style-name="symbol0_5f_cpp">(</text:span><text:span text:style-name="symbol2_5f_cpp">*</text:span>myFunction<text:span text:style-name="symbol0_5f_cpp">)(</text:span><text:span text:style-name="keyword3_5f_cpp">int</text:span> someInteger<text:span text:style-name="symbol0_5f_cpp">)</text:span><text:span text:style-name="symbol4_5f_cpp">;</text:span></text:p>
            </text:list-item>
            <text:list-item>
              <text:p text:style-name="P4"><text:span text:style-name="keyword3_5f_cpp">void</text:span> <text:span text:style-name="symbol2_5f_cpp">*</text:span>myFunction<text:span text:style-name="symbol0_5f_cpp">(</text:span><text:span text:style-name="keyword3_5f_cpp">int</text:span> someInteger<text:span text:style-name="symbol0_5f_cpp">)</text:span><text:span text:style-name="symbol4_5f_cpp">;</text:span></text:p>
            </text:list-item>
            <text:list-item>
              <text:p text:style-name="P4"><text:span text:style-name="symbol0_5f_cpp">(</text:span><text:span text:style-name="keyword3_5f_cpp">void</text:span> <text:span text:style-name="symbol2_5f_cpp">*</text:span><text:span text:style-name="symbol0_5f_cpp">)</text:span>myFunction<text:span text:style-name="symbol0_5f_cpp">(</text:span><text:span text:style-name="keyword3_5f_cpp">int</text:span> someInteger<text:span text:style-name="symbol0_5f_cpp">)</text:span><text:span text:style-name="symbol4_5f_cpp">;</text:span></text:p>
            </text:list-item>
          </text:list>
        </text:list-item>
      </text:list>
      <text:h text:style-name="Heading_20_2" text:outline-level="2">Lesson 11</text:h>
      <text:list xml:id="list1136781565" text:style-name="L2">
        <text:list-item>
          <text:p text:style-name="P6">What is an enumerated type?</text:p>
        </text:list-item>
        <text:list-item>
          <text:p text:style-name="P6">What is the advantage of specifying a value for one or more elements in an enumerated type?</text:p>
        </text:list-item>
        <text:list-item>
          <text:p text:style-name="P6">How is a variable inside a <text:span text:style-name="Code">struct</text:span> accessed?</text:p>
        </text:list-item>
        <text:list-item>
          <text:p text:style-name="P6">What is the difference between the dot operator and the arrow operator?</text:p>
        </text:list-item>
      </text:list>
      <text:h text:style-name="Heading_20_2" text:outline-level="2">Lesson 12</text:h>
      <text:list xml:id="list179739284" text:style-name="L3">
        <text:list-item>
          <text:p text:style-name="P7">What is object-oriented programming (OOP)?</text:p>
        </text:list-item>
        <text:list-item>
          <text:p text:style-name="P7">What is a class?</text:p>
        </text:list-item>
        <text:list-item>
          <text:p text:style-name="P7">What is a method?</text:p>
        </text:list-item>
        <text:list-item>
          <text:p text:style-name="P7">What is a property?</text:p>
        </text:list-item>
        <text:list-item>
          <text:p text:style-name="P7">What is a class' constructor for? Its destructor?</text:p>
        </text:list-item>
        <text:list-item>
          <text:p text:style-name="P7">What are the C++ counterparts to C's <text:span text:style-name="Code">malloc()</text:span> and <text:span text:style-name="Code">free()</text:span>?</text:p>
        </text:list-item>
        <text:list-item>
          <text:p text:style-name="P7">Why shouldn't <text:span text:style-name="Code">malloc()</text:span> and <text:span text:style-name="Code">free()</text:span> be used to allocate and free class objects?</text:p>
        </text:list-item>
        <text:list-item>
          <text:p text:style-name="P7">What is the difference between a method with <text:span text:style-name="Code">public</text:span> access and one with <text:span text:style-name="Code">private</text:span> access?</text:p>
        </text:list-item>
        <text:list-item>
          <text:p text:style-name="P7">How are arrays allocated with <text:span text:style-name="Code">new</text:span> properly freed?</text:p>
        </text:list-item>
        <text:list-item>
          <text:p text:style-name="P7">What is data abstraction?</text:p>
        </text:list-item>
      </text:list>
      <text:h text:style-name="Heading_20_2" text:outline-level="2">Lesson 13</text:h>
      <text:list xml:id="list1604748194" text:style-name="L4">
        <text:list-item>
          <text:p text:style-name="P8">What is inheritance?</text:p>
        </text:list-item>
        <text:list-item>
          <text:p text:style-name="P8">What is the difference between <text:span text:style-name="Code">protected</text:span> access and <text:span text:style-name="Code">private</text:span> access?</text:p>
        </text:list-item>
        <text:list-item>
          <text:p text:style-name="P8">What is a virtual function?</text:p>
        </text:list-item>
        <text:list-item>
          <text:p text:style-name="P8">What is a static function?</text:p>
        </text:list-item>
        <text:list-item>
          <text:p text:style-name="P8">What is function overloading?</text:p>
        </text:list-item>
        <text:list-item>
          <text:p text:style-name="P8">With respect to access the parent class' methods, what are the implications of a child class using <text:span text:style-name="Code">protected</text:span> inheritance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Block" style:family="paragraph" style:parent-style-name="Standard">
      <style:paragraph-properties style:shadow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DejaVu Sans Mono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Code" style:family="text">
      <style:text-properties style:font-name="DejaVu Sans Mono1" fo:font-size="10pt" style:font-size-asian="10pt" style:font-size-complex="10pt"/>
    </style:style>
    <style:style style:name="Definition" style:family="text">
      <style:text-properties fo:font-weight="bold" fo:background-color="transparent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comment1_5f_cpp" style:display-name="comment1_cpp" style:family="text">
      <style:text-properties fo:color="#800080" fo:font-style="normal" fo:font-weight="normal"/>
    </style:style>
    <style:style style:name="comment0_5f_cpp" style:display-name="comment0_cpp" style:family="text">
      <style:text-properties fo:color="#008000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0000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999999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cpp" style:display-name="keyword0_cpp" style:family="text">
      <style:text-properties fo:color="#0000ff" fo:font-style="normal" fo:font-weight="norma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member0_5f_cpp" style:display-name="member0_cpp" style:family="text">
      <style:text-properties fo:color="#007788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1T08:55:39</meta:creation-date>
    <dc:date>2010-04-10T18:13:50</dc:date>
    <meta:editing-duration>PT15H14M53S</meta:editing-duration>
    <meta:editing-cycles>307</meta:editing-cycles>
    <meta:generator>OpenOffice.org/3.1$Linux OpenOffice.org_project/310m19$Build-9420</meta:generator>
    <dc:creator>DarkWyrm </dc:creator>
    <meta:document-statistic meta:table-count="0" meta:image-count="1" meta:object-count="0" meta:page-count="2" meta:paragraph-count="36" meta:word-count="269" meta:character-count="1522"/>
    <meta:user-defined meta:name="Info 1"/>
    <meta:user-defined meta:name="Info 2"/>
    <meta:user-defined meta:name="Info 3"/>
    <meta:user-defined meta:name="Info 4"/>
  </office:meta>
</office:document-meta>
</file>